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3cc" officeooo:paragraph-rsid="001813cc"/>
    </style:style>
    <style:style style:name="P2" style:family="paragraph" style:parent-style-name="Standard">
      <style:text-properties fo:color="#000000" officeooo:rsid="00221006" officeooo:paragraph-rsid="001813cc"/>
    </style:style>
    <style:style style:name="P3" style:family="paragraph" style:parent-style-name="Standard">
      <style:text-properties fo:color="#000000" officeooo:rsid="00212b72" officeooo:paragraph-rsid="001813cc"/>
    </style:style>
    <style:style style:name="P4" style:family="paragraph" style:parent-style-name="Standard">
      <style:text-properties fo:color="#000000" officeooo:rsid="00197149" officeooo:paragraph-rsid="00197149"/>
    </style:style>
    <style:style style:name="P5" style:family="paragraph" style:parent-style-name="Standard">
      <style:text-properties officeooo:rsid="0017175e" officeooo:paragraph-rsid="001813cc"/>
    </style:style>
    <style:style style:name="P6" style:family="paragraph" style:parent-style-name="Standard">
      <style:text-properties fo:color="#ce181e" officeooo:rsid="001aa142" officeooo:paragraph-rsid="001813cc"/>
    </style:style>
    <style:style style:name="P7" style:family="paragraph" style:parent-style-name="Standard" style:list-style-name="L1">
      <style:text-properties fo:color="#ce181e" officeooo:rsid="0021a805" officeooo:paragraph-rsid="001813cc"/>
    </style:style>
    <style:style style:name="P8" style:family="paragraph" style:parent-style-name="Standard" style:list-style-name="L1">
      <style:text-properties fo:color="#ce181e" officeooo:rsid="0021a805" officeooo:paragraph-rsid="001a9951"/>
    </style:style>
    <style:style style:name="P9" style:family="paragraph" style:parent-style-name="Standard" style:list-style-name="L1">
      <style:text-properties fo:color="#000000" officeooo:rsid="001b9a69" officeooo:paragraph-rsid="001b9a69"/>
    </style:style>
    <style:style style:name="P10" style:family="paragraph" style:parent-style-name="Standard" style:list-style-name="L1">
      <style:text-properties fo:color="#000000" officeooo:rsid="001813cc" officeooo:paragraph-rsid="001813cc"/>
    </style:style>
    <style:style style:name="P11" style:family="paragraph" style:parent-style-name="Standard" style:list-style-name="L1">
      <style:text-properties fo:color="#000000" officeooo:rsid="002729b0" officeooo:paragraph-rsid="001813cc"/>
    </style:style>
    <style:style style:name="P12" style:family="paragraph" style:parent-style-name="Standard" style:list-style-name="L1">
      <style:text-properties fo:color="#000000" officeooo:rsid="002918b2" officeooo:paragraph-rsid="001813cc"/>
    </style:style>
    <style:style style:name="P13" style:family="paragraph" style:parent-style-name="Standard" style:list-style-name="L1">
      <style:text-properties fo:color="#000000" officeooo:rsid="0019cdd8" officeooo:paragraph-rsid="001813cc"/>
    </style:style>
    <style:style style:name="P14" style:family="paragraph" style:parent-style-name="Standard" style:list-style-name="L2">
      <style:text-properties fo:color="#000000" officeooo:rsid="00197149" officeooo:paragraph-rsid="00197149"/>
    </style:style>
    <style:style style:name="P15" style:family="paragraph" style:parent-style-name="Standard">
      <style:text-properties fo:color="#000000" officeooo:rsid="00221006" officeooo:paragraph-rsid="001813cc"/>
    </style:style>
    <style:style style:name="P16" style:family="paragraph" style:parent-style-name="Standard" style:list-style-name="L1">
      <style:text-properties officeooo:rsid="002445cb" officeooo:paragraph-rsid="001813cc"/>
    </style:style>
    <style:style style:name="P17" style:family="paragraph" style:parent-style-name="Standard" style:list-style-name="L1">
      <style:text-properties officeooo:rsid="0017bd64" officeooo:paragraph-rsid="001813cc"/>
    </style:style>
    <style:style style:name="T1" style:family="text">
      <style:text-properties officeooo:rsid="001813cc"/>
    </style:style>
    <style:style style:name="T2" style:family="text">
      <style:text-properties officeooo:rsid="001953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2<text:span text:style-name="T2">1</text:span>/06</text:p>
      <text:p text:style-name="P1"/>
      <text:p text:style-name="P5"/>
      <text:p text:style-name="P3"/>
      <text:list xml:id="list2907809767" text:style-name="L1">
        <text:list-item>
          <text:p text:style-name="P7">spacing after punctuation makes a difference:</text:p>
          <text:p text:style-name="P8">adjust text files; </text:p>
        </text:list-item>
        <text:list-item>
          <text:p text:style-name="P8">re-run analyses</text:p>
        </text:list-item>
        <text:list-item>
          <text:p text:style-name="P9">work out why it isn’t getting rid of some punctuation </text:p>
        </text:list-item>
        <text:list-item>
          <text:p text:style-name="P10">tabulate results</text:p>
        </text:list-item>
        <text:list-item>
          <text:p text:style-name="P10">look for patterns</text:p>
        </text:list-item>
        <text:list-item>
          <text:p text:style-name="P10">consider ways forward (consult linguistics)</text:p>
        </text:list-item>
      </text:list>
      <text:p text:style-name="P2"/>
      <text:p text:style-name="P2"/>
      <text:p text:style-name="P4">notes from today:</text:p>
      <text:list xml:id="list3870647721" text:style-name="L2">
        <text:list-item>
          <text:p text:style-name="P14">realising importance to look over the input… inspiration and error detec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0:05:18.273003801</meta:creation-date>
    <dc:date>2019-06-24T11:57:46.950194701</dc:date>
    <meta:editing-duration>PT6H29M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55" meta:character-count="320" meta:non-whitespace-character-count="281"/>
  </office:meta>
</office:document-meta>
</file>